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_5f_ITENS" style:display-name="T_ITENS" style:family="table">
      <style:table-properties style:width="174.03mm" table:align="margins"/>
    </style:style>
    <style:style style:name="T_5f_ITENS.A" style:display-name="T_ITENS.A" style:family="table-column">
      <style:table-column-properties style:column-width="21.8mm" style:rel-column-width="1236*"/>
    </style:style>
    <style:style style:name="T_5f_ITENS.B" style:display-name="T_ITENS.B" style:family="table-column">
      <style:table-column-properties style:column-width="23.35mm" style:rel-column-width="1324*"/>
    </style:style>
    <style:style style:name="T_5f_ITENS.C" style:display-name="T_ITENS.C" style:family="table-column">
      <style:table-column-properties style:column-width="33.36mm" style:rel-column-width="1891*"/>
    </style:style>
    <style:style style:name="T_5f_ITENS.D" style:display-name="T_ITENS.D" style:family="table-column">
      <style:table-column-properties style:column-width="39.51mm" style:rel-column-width="2240*"/>
    </style:style>
    <style:style style:name="T_5f_ITENS.E" style:display-name="T_ITENS.E" style:family="table-column">
      <style:table-column-properties style:column-width="15.4mm" style:rel-column-width="873*"/>
    </style:style>
    <style:style style:name="T_5f_ITENS.F" style:display-name="T_ITENS.F" style:family="table-column">
      <style:table-column-properties style:column-width="22.07mm" style:rel-column-width="1251*"/>
    </style:style>
    <style:style style:name="T_5f_ITENS.G" style:display-name="T_ITENS.G" style:family="table-column">
      <style:table-column-properties style:column-width="18.54mm" style:rel-column-width="1051*"/>
    </style:style>
    <style:style style:name="T_5f_ITENS.1" style:display-name="T_ITENS.1" style:family="table-row">
      <style:table-row-properties fo:keep-together="always"/>
    </style:style>
    <style:style style:name="T_5f_ITENS.A1" style:display-name="T_ITENS.A1" style:family="table-cell">
      <style:table-cell-properties fo:padding="0.97mm" fo:border-left="none" fo:border-right="none" fo:border-top="0.05pt solid #000000" fo:border-bottom="0.05pt solid #000000"/>
    </style:style>
    <style:style style:name="T_5f_ITENS.C1" style:display-name="T_ITENS.C1" style:family="table-cell">
      <style:table-cell-properties fo:background-color="transparent" fo:padding="0.97mm" fo:border-left="none" fo:border-right="none" fo:border-top="0.05pt solid #000000" fo:border-bottom="0.05pt solid #000000">
        <style:background-image/>
      </style:table-cell-properties>
    </style:style>
    <style:style style:name="T_5f_ITENS.A2" style:display-name="T_ITENS.A2" style:family="table-cell">
      <style:table-cell-properties style:vertical-align="middle" fo:padding-left="1.01mm" fo:padding-right="1.01mm" fo:padding-top="1.5mm" fo:padding-bottom="1.5mm" fo:border-left="none" fo:border-right="none" fo:border-top="none" fo:border-bottom="0.05pt solid #000000"/>
    </style:style>
    <style:style style:name="T_5f_ITENS.C2" style:display-name="T_ITENS.C2" style:family="table-cell">
      <style:table-cell-properties style:vertical-align="middle" fo:background-color="transparent" fo:padding-left="1.01mm" fo:padding-right="1.01mm" fo:padding-top="1.5mm" fo:padding-bottom="1.5m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4.03mm" table:align="margins"/>
    </style:style>
    <style:style style:name="Table2.A" style:family="table-column">
      <style:table-column-properties style:column-width="58.01mm" style:rel-column-width="21845*"/>
    </style:style>
    <style:style style:name="Table2.A1" style:family="table-cell">
      <style:table-cell-properties fo:padding="0.97mm" fo:border="none"/>
    </style:style>
    <style:style style:name="P1" style:family="paragraph" style:parent-style-name="Header">
      <style:text-properties style:font-name="Verdana" fo:font-size="4pt" style:font-size-asian="3.5pt" style:font-size-complex="4pt"/>
    </style:style>
    <style:style style:name="P2" style:family="paragraph" style:parent-style-name="Table_20_Contents">
      <style:text-properties style:font-name="Verdana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Verdana" fo:font-size="9pt" fo:font-weight="bold" officeooo:rsid="000e9fcc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Verdana" fo:font-size="9pt" fo:font-weight="bold" officeooo:rsid="00113e81" officeooo:paragraph-rsid="00113e8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9pt" fo:font-weight="bold" officeooo:rsid="00113e81" officeooo:paragraph-rsid="00113e81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Verdana" fo:font-size="9pt" officeooo:rsid="000ec4ab" officeooo:paragraph-rsid="000ec4ab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officeooo:rsid="000ec4ab" officeooo:paragraph-rsid="000ec4ab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officeooo:rsid="000ec4ab" officeooo:paragraph-rsid="000ec4ab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9pt" officeooo:rsid="000e9fcc" officeooo:paragraph-rsid="000e9fcc" style:font-size-asian="9pt" style:font-size-complex="9pt"/>
    </style:style>
    <style:style style:name="P15" style:family="paragraph" style:parent-style-name="Table_20_Contents">
      <style:text-properties style:font-name="Verdana" fo:font-size="9pt" officeooo:rsid="00113e81" officeooo:paragraph-rsid="00113e81" style:font-size-asian="9pt" style:font-size-complex="9pt"/>
    </style:style>
    <style:style style:name="P16" style:family="paragraph" style:parent-style-name="Standard">
      <style:text-properties style:font-name="Verdana" fo:font-size="4pt" style:font-size-asian="3.5pt" style:font-size-complex="4pt"/>
    </style:style>
    <style:style style:name="P17" style:family="paragraph" style:parent-style-name="Standard">
      <style:text-properties style:font-name="Verdana" fo:font-size="11pt" style:font-size-asian="11pt" style:font-size-complex="11pt"/>
    </style:style>
    <style:style style:name="P18" style:family="paragraph" style:parent-style-name="Standard">
      <style:text-properties style:font-name="Verdana" fo:font-size="9pt" style:font-size-asian="9pt" style:font-size-complex="9pt"/>
    </style:style>
    <style:style style:name="P19" style:family="paragraph" style:parent-style-name="Standard">
      <style:text-properties style:font-name="Verdana" fo:font-size="2pt" style:font-size-asian="1.75pt" style:font-size-complex="2pt"/>
    </style:style>
    <style:style style:name="P20" style:family="paragraph" style:parent-style-name="Standard">
      <style:text-properties style:font-name="Ari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officeooo:rsid="0015b977" officeooo:paragraph-rsid="0015b977" style:font-size-asian="8pt" style:font-size-complex="8pt"/>
    </style:style>
    <style:style style:name="P22" style:family="paragraph" style:parent-style-name="Table_20_Contents">
      <style:text-properties style:font-name="Verdana" fo:font-size="8pt" officeooo:rsid="0015b977" officeooo:paragraph-rsid="0015b977" style:font-size-asian="8pt" style:font-size-complex="8pt"/>
    </style:style>
    <style:style style:name="P23" style:family="paragraph" style:parent-style-name="Table_20_Contents">
      <style:text-properties style:font-name="Verdana" fo:font-size="9pt" fo:font-weight="bold" officeooo:rsid="0015b977" officeooo:paragraph-rsid="0015b977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bold" officeooo:rsid="0015b977" officeooo:paragraph-rsid="0015b977" style:font-size-asian="9pt" style:font-weight-asian="bold" style:font-size-complex="9pt" style:font-weight-complex="bold"/>
    </style:style>
    <style:style style:name="T1" style:family="text">
      <style:text-properties officeooo:rsid="000c7346"/>
    </style:style>
    <style:style style:name="T2" style:family="text">
      <style:text-properties fo:font-size="10pt" fo:font-weight="bold" officeooo:rsid="000c7346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fcc" style:font-weight-asian="bold" style:font-weight-complex="bold"/>
    </style:style>
    <style:style style:name="T5" style:family="text">
      <style:text-properties fo:font-weight="normal" officeooo:rsid="000e9fcc" style:font-weight-asian="normal" style:font-weight-complex="normal"/>
    </style:style>
    <style:style style:name="T6" style:family="text">
      <style:text-properties officeooo:rsid="00113e8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<text:s/>Cliente</text:span><text:span text:style-name="T3">: </text:span><text:span text:style-name="T5">[CLIENTE]</text:span></text:p>
      <text:section text:style-name="Sect1" text:name="DATA">
        <text:p text:style-name="P18"/>
        <table:table table:name="T_ITENS" table:style-name="T_5f_ITENS">
          <table:table-column table:style-name="T_5f_ITENS.A"/>
          <table:table-column table:style-name="T_5f_ITENS.B"/>
          <table:table-column table:style-name="T_5f_ITENS.C"/>
          <table:table-column table:style-name="T_5f_ITENS.D"/>
          <table:table-column table:style-name="T_5f_ITENS.E"/>
          <table:table-column table:style-name="T_5f_ITENS.F"/>
          <table:table-column table:style-name="T_5f_ITENS.G"/>
          <table:table-header-rows>
            <table:table-row table:style-name="T_5f_ITENS.1">
              <table:table-cell table:style-name="T_5f_ITENS.A1" office:value-type="string">
                <text:p text:style-name="P5">C<text:span text:style-name="T6">od.</text:span></text:p>
              </table:table-cell>
              <table:table-cell table:style-name="T_5f_ITENS.A1" office:value-type="string">
                <text:p text:style-name="P24">Tipo</text:p>
              </table:table-cell>
              <table:table-cell table:style-name="T_5f_ITENS.C1" office:value-type="string">
                <text:p text:style-name="P6">Ref.</text:p>
              </table:table-cell>
              <table:table-cell table:style-name="T_5f_ITENS.C1" office:value-type="string">
                <text:p text:style-name="P23">Forn.</text:p>
              </table:table-cell>
              <table:table-cell table:style-name="T_5f_ITENS.C1" office:value-type="string">
                <text:p text:style-name="P5">Tam.</text:p>
              </table:table-cell>
              <table:table-cell table:style-name="T_5f_ITENS.C1" office:value-type="string">
                <text:p text:style-name="P7">Cor</text:p>
              </table:table-cell>
              <table:table-cell table:style-name="T_5f_ITENS.C1" office:value-type="string">
                <text:p text:style-name="P8">Valor</text:p>
              </table:table-cell>
            </table:table-row>
          </table:table-header-rows>
          <table:table-row table:style-name="T_5f_ITENS.1">
            <table:table-cell table:style-name="T_5f_ITENS.A2" office:value-type="string">
              <text:p text:style-name="P4">[CODIGO]</text:p>
            </table:table-cell>
            <table:table-cell table:style-name="T_5f_ITENS.A2" office:value-type="string">
              <text:p text:style-name="P21">[TIPO]</text:p>
            </table:table-cell>
            <table:table-cell table:style-name="T_5f_ITENS.C2" office:value-type="string">
              <text:p text:style-name="P11">[REF]</text:p>
            </table:table-cell>
            <table:table-cell table:style-name="T_5f_ITENS.C2" office:value-type="string">
              <text:p text:style-name="P22">[FORNECEDOR]</text:p>
            </table:table-cell>
            <table:table-cell table:style-name="T_5f_ITENS.A2" office:value-type="string">
              <text:p text:style-name="P12">[TAM]</text:p>
            </table:table-cell>
            <table:table-cell table:style-name="T_5f_ITENS.A2" office:value-type="string">
              <text:p text:style-name="P13">[COR]</text:p>
            </table:table-cell>
            <table:table-cell table:style-name="T_5f_ITENS.A2" office:value-type="string">
              <text:p text:style-name="P14">[VALOR]</text:p>
            </table:table-cell>
          </table:table-row>
        </table:table>
        <text:p text:style-name="P18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9">TOTAL</text:p>
            </table:table-cell>
            <table:table-cell table:style-name="Table2.A1" office:value-type="string">
              <text:p text:style-name="P15">[NUM] peças</text:p>
            </table:table-cell>
            <table:table-cell table:style-name="Table2.A1" office:value-type="string">
              <text:p text:style-name="P10">[TOTAL]</text:p>
            </table:table-cell>
          </table:table-row>
        </table:table>
        <text:p text:style-name="P19"/>
      </text:section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4.03mm" table:align="margins"/>
    </style:style>
    <style:style style:name="Table1.A" style:family="table-column">
      <style:table-column-properties style:column-width="124.32mm" style:rel-column-width="46814*"/>
    </style:style>
    <style:style style:name="Table1.B" style:family="table-column">
      <style:table-column-properties style:column-width="49.71mm" style:rel-column-width="18721*"/>
    </style:style>
    <style:style style:name="Table1.1" style:family="table-row">
      <style:table-row-properties style:min-row-height="10.69mm"/>
    </style:style>
    <style:style style:name="Table1.A1" style:family="table-cell">
      <style:table-cell-properties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Header">
      <style:text-properties style:font-name="Verdana" fo:font-size="4pt" style:font-size-asian="3.5pt" style:font-size-complex="4pt"/>
    </style:style>
    <style:style style:name="MP2" style:family="paragraph" style:parent-style-name="Table_20_Contents">
      <style:text-properties style:font-name="Verdana"/>
    </style:style>
    <style:style style:name="M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MP4" style:family="paragraph" style:parent-style-name="Standard">
      <style:text-properties style:font-name="Verdana" fo:font-size="4pt" style:font-size-asian="3.5pt" style:font-size-complex="4pt"/>
    </style:style>
    <style:style style:name="MT1" style:family="text">
      <style:text-properties officeooo:rsid="000c7346"/>
    </style:style>
    <style:style style:name="MT2" style:family="text">
      <style:text-properties fo:font-size="10pt" fo:font-weight="bold" officeooo:rsid="000c7346" style:font-size-asian="10pt" style:font-weight-asian="bold" style:font-size-complex="10pt" style:font-weight-complex="bold"/>
    </style:style>
    <style:page-layout style:name="Mpm1">
      <style:page-layout-properties fo:page-width="210.01mm" fo:page-height="297mm" style:num-format="1" style:print-orientation="portrait" fo:margin-top="14.99mm" fo:margin-bottom="14.99mm" fo:margin-left="17.99mm" fo:margin-right="17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Feira Urbana</text:span><text:line-break/><text:span text:style-name="MT2">Romaneio</text:span></text:p>
            </table:table-cell>
            <table:table-cell table:style-name="Table1.A1" office:value-type="string">
              <text:p text:style-name="MP3">[DATA_HORA]<text:line-break/><text:page-number text:select-page="current">1</text:page-number>/<text:page-count>1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4:25:24</meta:creation-date>
    <meta:generator>LibreOffice/5.0.5.2$MacOSX_X86_64 LibreOffice_project/55b006a02d247b5f7215fc6ea0fde844b30035b3</meta:generator>
    <dc:date>2019-06-18T11:42:13.048921000</dc:date>
    <meta:editing-duration>P3DT1H17M58S</meta:editing-duration>
    <meta:editing-cycles>36</meta:editing-cycles>
    <meta:document-statistic meta:table-count="3" meta:image-count="0" meta:object-count="0" meta:page-count="1" meta:paragraph-count="20" meta:word-count="25" meta:character-count="155" meta:non-whitespace-character-count="149"/>
  </office:meta>
</office:document-meta>
</file>